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Text_20_body">
      <style:paragraph-properties fo:text-align="center" style:justify-single-word="false"/>
      <style:text-properties fo:font-size="18pt" style:font-size-asian="18pt" style:font-size-complex="18pt"/>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size="14pt" style:font-size-asian="14pt" style:font-size-complex="14pt"/>
    </style:style>
    <style:style style:name="P6"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Heading_20_3">
      <style:paragraph-properties fo:text-align="center" style:justify-single-word="false"/>
      <style:text-properties fo:font-size="18pt" style:font-size-asian="18pt" style:font-size-complex="18pt"/>
    </style:style>
    <style:style style:name="P10"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Text_20_body">
      <style:paragraph-properties fo:text-align="start" style:justify-single-word="false"/>
      <style:text-properties fo:color="#eb613d" fo:font-size="12pt" fo:font-weight="normal"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fo:color="#000000" fo:font-size="12pt" fo:font-weight="normal"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style:font-name="Liberation Serif" fo:font-size="12pt" fo:font-weight="normal" style:font-size-asian="12pt" style:font-weight-asian="normal" style:font-size-complex="12pt" style:font-weight-complex="normal"/>
    </style:style>
    <style:style style:name="T8" style:family="text">
      <style:text-properties style:font-name="Liberation Serif" fo:font-size="12pt" style:font-size-asian="12pt" style:font-size-complex="12pt"/>
    </style:style>
    <style:style style:name="T9" style:family="text">
      <style:text-properties style:font-name="Liberation Serif" fo:font-size="12pt" fo:font-weight="bold" style:font-size-asian="12pt" style:font-weight-asian="bold" style:font-size-complex="12pt" style:font-weight-complex="bold"/>
    </style:style>
    <style:style style:name="T10" style:family="text">
      <style:text-properties style:text-underline-style="solid" style:text-underline-width="auto" style:text-underline-color="font-color"/>
    </style:style>
    <style:style style:name="T11" style:family="text">
      <style:text-properties fo:color="#eb613d"/>
    </style:style>
    <style:style style:name="T12" style:family="text">
      <style:text-properties fo:color="#000000"/>
    </style:style>
    <style:style style:name="T13" style:family="text">
      <style:text-properties fo:color="#ff33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text:bookmark text:name="section-103.3"/>103.3 Perform basic file management</text:h>
      <text:p text:style-name="P2"/>
      <text:p text:style-name="P8">Use the basic UNIX commands to copy, move, and remove files and directories. Tasks include advanced file management operations such as copying multiple files recursively, removing directories recursively, using wildcard patterns, finding files and acting on them based on type size or time, and using tar, cpio, and dd commands.</text:p>
      <text:p text:style-name="P8"/>
      <text:p text:style-name="P7">Everything is a file in Linux (OS data + personal user data). Linux has, most of the time (it depends on the filesystem type) a 255 characters limit for filenames, on DOS, it's 8 caracters followed by 3 for the extension, another proof of the Linux power ! Files starting by a dot are considered as hidden. There are two particular files, . And .. where . refers to the current working directory (/home/david for example) and .. refers to the parent one (so here, /home).</text:p>
      <text:p text:style-name="P7">Information about a file or directory is contained in a inode, which is a data structure containing information about date, owner, size, type etc …</text:p>
      <text:p text:style-name="P7"><text:line-break/>There are two types of path :</text:p>
      <text:p text:style-name="P7"><text:span text:style-name="T10">Absolute path</text:span> = /usr/share/man<text:line-break/><text:span text:style-name="T10">Relative</text:span> (relative to current working directory) = Desktop/text.txt (when working in ~home)</text:p>
      <text:p text:style-name="P7">All paths in Linux have . (dot – current directory) and .. (parent path)</text:p>
      <text:p text:style-name="P8"/>
      <text:p text:style-name="P6">cp </text:p>
      <text:p text:style-name="P7">Copy file(s) or directory(ies).<text:line-break/><text:line-break/>1 to copy can be in file or dir<text:line-break/>* to copy can be in dir only<text:line-break/><text:line-break/>-f or --force : force overwrite any existing file<text:line-break/>-i or –interactive = interactive mode to ask wether should overwrite or not<text:line-break/>-p or –preserve = option to preserve the timestamp, ownership and permissions<text:line-break/>-u or –update : for update, copies original file is newer that target or target is missing<text:line-break/>-R or –recursive : copies the entire directory, including subdirectories<text:line-break/><text:line-break/>For example, here the command copies the /etc/fstab configuration to a backup point, only if the configuration is newer :<text:line-break/>cp -u /etc/fstab /root/fstab-backup </text:p>
      <text:p text:style-name="P6"><text:line-break/>pwd</text:p>
      <text:p text:style-name="P7">This command displays the current working directory and is the same as : echo $PWD.</text:p>
      <text:p text:style-name="P3"><text:span text:style-name="T6"><text:line-break/>find<text:line-break/></text:span><text:span text:style-name="T2">This command finds files based on criterias.<text:line-break/><text:line-break/></text:span><text:span text:style-name="T1">Find all files in current directory and print to stdout :</text:span><text:span text:style-name="T2"> find = find . = find -print = find . -print<text:line-break/></text:span><text:span text:style-name="T1">Find with name “foo” in root :</text:span><text:span text:style-name="T2"> find / -name foo<text:line-break/></text:span><text:soft-page-break/><text:span text:style-name="T1">Specify multiple places to search from :</text:span><text:span text:style-name="T2"> find /tmp /var/tmp . $HOME -name foo<text:line-break/></text:span><text:span text:style-name="T1">Use wildcard to search by name :</text:span><text:span text:style-name="T2"> find . -name foo\*bar<text:line-break/></text:span><text:span text:style-name="T1">Dislays results without line returns</text:span><text:span text:style-name="T2"> (for xargs to read from it) : find . -name xxx -print0<text:line-break/></text:span><text:span text:style-name="T4">F</text:span><text:span text:style-name="Strong_20_Emphasis"><text:span text:style-name="T9">inds files in current directory which have “1” or ”k” in the name</text:span></text:span><text:span text:style-name="Strong_20_Emphasis"><text:span text:style-name="T7"> : find . -name "*[1k]*"</text:span></text:span><text:span text:style-name="Strong_20_Emphasis"><text:span text:style-name="T8"><text:line-break/>Finds regular files in root modified in the last 7 days max : </text:span></text:span><text:span text:style-name="Strong_20_Emphasis"><text:span text:style-name="T7">find / -type f -mtime -7</text:span></text:span><text:span text:style-name="Strong_20_Emphasis"><text:span text:style-name="T8"><text:line-break/>Search current directory for directories only : </text:span></text:span><text:span text:style-name="Strong_20_Emphasis"><text:span text:style-name="T7">find . -type d<text:line-break/></text:span></text:span><text:span text:style-name="Strong_20_Emphasis"><text:span text:style-name="T9">Find files having size 0 :</text:span></text:span><text:span text:style-name="Strong_20_Emphasis"><text:span text:style-name="T7"> find . -size 0<text:line-break/></text:span></text:span><text:span text:style-name="Strong_20_Emphasis"><text:span text:style-name="T9">Example of piping with xargs :</text:span></text:span><text:span text:style-name="Strong_20_Emphasis"><text:span text:style-name="T7"> find / -type f -mtime -7 | xargs tar -rf weekly_incremental.tar</text:span></text:span><text:span text:style-name="T2"><text:line-break/></text:span><text:span text:style-name="T1">Remove each file named core :</text:span><text:span text:style-name="T2"> find / -name core | xargs /bin/rm -f = find / -name core -delete<text:line-break/></text:span><text:span text:style-name="T1">Files modified less than 10min ago :</text:span><text:span text:style-name="T2"> find / -mmin -10<text:line-break/></text:span><text:span text:style-name="T1">Find files for user x :</text:span><text:span text:style-name="T2"> find / -user x<text:line-break/></text:span><text:span text:style-name="T1">Locate files that are writable by others :</text:span><text:span text:style-name="T2"> find . -perm -o=w<text:line-break/></text:span><text:span text:style-name="T1">Finds everything except pathnames starting with /dev :</text:span><text:span text:style-name="T2"> find / ! -path /dev\*<text:line-break/></text:span><text:span text:style-name="T1">Search files modified from now to 1 day ago :</text:span><text:span text:style-name="T2"> find . -mtime 0<text:line-break/></text:span><text:span text:style-name="T1">Modified less than a day ago :</text:span><text:span text:style-name="T2"> find . -mtime -1<text:line-break/></text:span><text:span text:style-name="T1">Modified between 24 and 48h ago :</text:span><text:span text:style-name="T2"> find . -mtime 1<text:line-break/></text:span><text:span text:style-name="T1">Modified more than 48h ago :</text:span><text:span text:style-name="T2"> find . -mtime +1<text:line-break/></text:span><text:span text:style-name="T1">Modified between 6 and 9 min ago :</text:span><text:span text:style-name="T2"> find . -mmin +5 -mmin -10</text:span></text:p>
      <text:p text:style-name="P7"/>
      <text:p text:style-name="P6">mkdir<text:line-break/><text:span text:style-name="T2">This command</text:span> <text:span text:style-name="T2">creates directory<text:line-break/>mkdir directory/ = creates a directory called “directory” in the current working path<text:line-break/>mkdir -p /dir1/dir2/dir3 = creates directories with parents as well</text:span></text:p>
      <text:p text:style-name="P6"/>
      <text:p text:style-name="P6">mv</text:p>
      <text:p text:style-name="P7">Moves or renames file(s) or directory(ies)<text:line-break/>mv document.odt important/purchases/ = move document.odt to another directory<text:line-break/><text:line-break/>renaming consists in having the source and target in same directory :<text:line-break/>mv document.odt washer-order.odt = renames document.odt in wash-order.odt<text:line-break/><text:line-break/>move + rename = mv document.odt important/purchases/washer-order.odt<text:line-break/></text:p>
      <text:p text:style-name="P6">ls</text:p>
      <text:p text:style-name="P7">This command is used very often to list files in directories.<text:line-break/>ls doesn't show by default specials files (starting by dot .)<text:line-break/>ls displays stuff live drwx-rw-rw = first char, type of file (d for dir, - for file, l for symbolic link etc …), next 3 block = user perm, then group perm then rest (world)<text:line-break/>r = read perm<text:line-break/>w = write<text:line-break/>x = execute</text:p>
      <text:p text:style-name="P7">ls, ls -l, ls -lia</text:p>
      <text:p text:style-name="P7">a = list all files (specials and . And ..)<text:line-break/>--color = color scheme for terminal/shell<text:tab/><text:line-break/>-d or --directory = displays only directory name<text:line-break/>-F = file type</text:p>
      <text:p text:style-name="P7">-p : adds indicators to directories (/)<text:line-break/><text:soft-page-break/><text:line-break/>File type table :<text:line-break/>/ Directory </text:p>
      <text:p text:style-name="P7">@ Symbolic link </text:p>
      <text:p text:style-name="P7">= Socket </text:p>
      <text:p text:style-name="P7">| Pipe <text:line-break/><text:line-break/>t = list sorting by timestamp newest to oldest</text:p>
      <text:p text:style-name="P7">S = sort by size largest to smallest</text:p>
      <text:p text:style-name="P7">r = revert sort order</text:p>
      <text:p text:style-name="P7">R or –recursive = displays directories content recursively<text:line-break/>lrt = lists a long list by timestamp oldest to newest (as reversed)</text:p>
      <text:p text:style-name="P7">ls -R = lists content + all subdirectories<text:line-break/><text:line-break/>a small trick consists in merging all options preceeded with one dash instead of having one dash per <text:s/>option, its faster :<text:line-break/>ls -l -i -a = ls -lia<text:line-break/></text:p>
      <text:p text:style-name="P6">rm<text:line-break/><text:span text:style-name="T2">remove one or more files</text:span></text:p>
      <text:p text:style-name="P7">rm -r = rm -R = deletes recursively a directory<text:line-break/></text:p>
      <text:p text:style-name="P6">rmdir </text:p>
      <text:p text:style-name="P7">deletes an empty directory : rmdir /dir<text:line-break/>deletes recursively empty directories : rmdir -p dir1/dir2/dir3</text:p>
      <text:p text:style-name="P7">rm -r dir/ = deletes recursively a directory + files<text:line-break/></text:p>
      <text:p text:style-name="P6">touch<text:line-break/><text:span text:style-name="T2">updates inode change time, file's last access, modification time or create empty file</text:span></text:p>
      <text:p text:style-name="P7">programs rely on those timestamps</text:p>
      <text:p text:style-name="P7">touch xxx = updates modification and access time of file by default, if doesnt exist, then creates it<text:line-break/>-a = change only access time<text:line-break/>-c = dont create any file if doesnt exist already<text:line-break/>-m = change only modification time</text:p>
      <text:p text:style-name="P7">-t MMDDhhmm[[CC]YY][.ss] = set timestamp</text:p>
      <text:p text:style-name="P6"/>
      <text:p text:style-name="P6">tar</text:p>
      <text:p text:style-name="P7">archiving programme which regroups files into one single “package/archive”.<text:line-break/></text:p>
      <text:p text:style-name="P7">-c or –create : creates an archive</text:p>
      <text:p text:style-name="P7">A or –concatenate : append tar files to an archive</text:p>
      <text:p text:style-name="P7">r or –append : append non tar files to archive<text:line-break/><text:soft-page-break/>-u or –update : appends files in archive that are newer<text:line-break/>t or –list : list archive's files<text:line-break/>x or –extract : extracts files from archive<text:line-break/>v or –verbose : verbose info<text:line-break/>W or –verify : verifies archive after writing it<text:line-break/>-f or –file : use file (always needs to be specified when not using stdin) </text:p>
      <text:p text:style-name="P6">cpio</text:p>
      <text:p text:style-name="P7">archiving programme, similar principle as tar but operating mode different<text:line-break/>thinking more about copy out of computer directory instead of archive file<text:line-break/>same for copy in, names are confusing</text:p>
      <text:p text:style-name="P6"><text:span text:style-name="T3">Copy-Out Mode</text:span><text:span text:style-name="T2"> This mode, activated by use of the -o or --create option, creates an </text:span></text:p>
      <text:p text:style-name="P7">archive and copies fi les into it. </text:p>
      <text:p text:style-name="P6"><text:span text:style-name="T3">Copy-In Mode</text:span><text:span text:style-name="T2"> You activate copy-in mode by using the -i or --extract option. This </text:span></text:p>
      <text:p text:style-name="P7">mode extracts data from an existing archive. If you provide a fi lename or a pattern to </text:p>
      <text:p text:style-name="P7">match, cpio extracts only the fi les whose names match the pattern you provide. </text:p>
      <text:p text:style-name="P6"><text:span text:style-name="T3">Copy-Pass Mode</text:span><text:span text:style-name="T2"> This mode is activated by the -p or --pass-through option. It combines the </text:span></text:p>
      <text:p text:style-name="P7">copy-out and copy-in modes, enabling you to copy a directory tree from one location to another. </text:p>
      <text:p text:style-name="P7">-o or –create<text:line-break/>-i or –extract<text:line-break/><text:line-break/>find ./my-work | cpio -o &gt; /media/usb/my-work.cpio : creates archive of /my-work directory<text:line-break/>find ./my-work | cpio -o | gzip &gt; /media/usb/my-work.cpio.gz : creates archive and compresses it<text:line-break/><text:line-break/>cpio -i &lt; /media/usb/my-work.cpio : extract archive only<text:line-break/>gunzip -c /media/usb/my-work.cpio.gz | cpio -i : uncompress and extract <text:line-break/></text:p>
      <text:p text:style-name="P6">dd</text:p>
      <text:p text:style-name="P7">low level copying/archiving programme<text:line-break/>copies an input file to output file<text:line-break/>cp = copies from FS to FS<text:line-break/>dd = copies from device to device</text:p>
      <text:p text:style-name="P3"><text:span text:style-name="T2"><text:line-break/>dd if=/dev/sda3 of=/dev/st0 : copies /dev/sda3 into /dev/st0<text:line-break/>dd if=/dev/st0 of=/dev/sda3 : restores previous copy, just by inverting the input and output files<text:line-break/><text:line-break/></text:span><text:span text:style-name="Strong_20_Emphasis"><text:span text:style-name="T7">dd if=text6 conv=ucase ibs=20 obs=30 : converts text to uppercase</text:span></text:span></text:p>
      <text:p text:style-name="P3"><text:span text:style-name="Strong_20_Emphasis"><text:span text:style-name="T7">if = input file<text:line-break/>ibs = input block size<text:line-break/>obs = output block size</text:span></text:span></text:p>
      <text:p text:style-name="P1"><text:span text:style-name="Strong_20_Emphasis"><text:span text:style-name="T7">dd if=/dev/sda2 of=backup-1 : backup partition</text:span></text:span><text:bookmark text:name="N1093E"/><text:span text:style-name="Strong_20_Emphasis"><text:span text:style-name="T7"><text:line-break/>dd <text:s/>of=/dev/sdc7 : restoring partition</text:span></text:span></text:p>
      <text:p text:style-name="P3"><text:span text:style-name="Strong_20_Emphasis"><text:line-break/></text:span><text:span text:style-name="Strong_20_Emphasis"><text:span text:style-name="T5">dd if=/dev/zero of=empty-file.img bs=1024 count=720 <text:line-break/>creates a 720kb file = 1024 x 720</text:span></text:span></text:p>
      <text:p text:style-name="P6">gzip <text:line-break/><text:soft-page-break/><text:span text:style-name="T2">compression programme<text:line-break/>gzip xxx = compress xxx file</text:span></text:p>
      <text:p text:style-name="P7">gzip -d = gunzip</text:p>
      <text:p text:style-name="P6">gunzip<text:line-break/><text:span text:style-name="T2">gunzip -c tarball.tgz = uncompresses archive to stdout</text:span></text:p>
      <text:p text:style-name="P7">uncompress gzip = gzip -d</text:p>
      <text:p text:style-name="P6">bzip2</text:p>
      <text:p text:style-name="P7">compression programme<text:line-break/>usage similar to gunzip</text:p>
      <text:p text:style-name="P7">bzip2 xxx = compresses xxx file<text:line-break/>same for bunzip2 xxx = uncompresses xxx file</text:p>
      <text:p text:style-name="P3"><text:span text:style-name="T6">file<text:line-break/></text:span><text:span text:style-name="T2">gives info about file type<text:line-break/></text:span><text:span text:style-name="Strong_20_Emphasis"><text:span text:style-name="T2">file -i xxx = displays types as MIME<text:line-break/>(identify command is also useful to give more info about images file types)<text:line-break/></text:span></text:span><text:span text:style-name="T6"><text:line-break/>globbing (French = englobement)</text:span></text:p>
      <text:p text:style-name="P7">Process by which the shell expands wildcard patterns (string containing ? Or * or []) into a list of pathnames matching the pattern<text:line-break/>A wildcard pattern is a symbol or set of symbols that stands in for other characters.</text:p>
      <text:p text:style-name="P7">? = matches any single char<text:line-break/>b??k matches book, balk, buck, bk etc … It's also possible with b*k</text:p>
      <text:p text:style-name="P7">* = matches any character/string, including empty string, matches same as above<text:line-break/>and also bbk, backtrack etc ...</text:p>
      <text:p text:style-name="P7">bracketed values [] = introduces a character class, match any character of the set<text:line-break/>for example : b[ao][lo]k matches balk and book but not back<text:line-break/>bracketed with dash [-] designs a range : [ba-z]ck matches back, buck, bick etc …. (here lowercase)<text:line-break/>doesn't match bAck, b3ck etc …<text:line-break/>ls b??k = ls balk book buck<text:line-break/><text:line-break/>wildcard patterns share stuff with regular expression but have differences !</text:p>
      <text:p text:style-name="P8"/>
      <text:p text:style-name="P8"/>
      <text:p text:style-name="P6">Objectives</text:p>
      <text:p text:style-name="P7">Copy, move and remove files and directories individually.</text:p>
      <text:p text:style-name="P4">Copy multiple files and directories recursively. </text:p>
      <text:p text:style-name="P4">Remove files and directories recursively.</text:p>
      <text:p text:style-name="P4">Use simple and advanced wildcard specifications in commands.</text:p>
      <text:p text:style-name="P4">Using find to locate and act on files based on type, size, or time.</text:p>
      <text:p text:style-name="P4">Usage of tar, cpio and dd. </text:p>
      <text:p text:style-name="P8"/>
      <text:p text:style-name="P6">Todo<text:span text:style-name="T2"><text:line-break/></text:span><text:soft-page-break/><text:span text:style-name="T2">Insist on find command<text:line-break/>Train with tar commands<text:line-break/>learn and memorize command as much as possible</text:span></text:p>
      <text:p text:style-name="P8"/>
      <text:p text:style-name="P5"><text:span text:style-name="T4">Sources<text:line-break/></text:span><text:span text:style-name="T2">Index node (inode) : </text:span><text:a xlink:type="simple" xlink:href="http://en.wikipedia.org/wiki/Inode"><text:span text:style-name="T2">http://en.wikipedia.org/wiki/Inode</text:span></text:a></text:p>
      <text:p text:style-name="P3"><text:span text:style-name="T2">MIME : </text:span><text:a xlink:type="simple" xlink:href="http://en.wikipedia.org/wiki/MIME"><text:span text:style-name="T2">http://en.wikipedia.org/wiki/MIME</text:span></text:a></text:p>
      <text:p text:style-name="P7">Find command tutorial : <text:a xlink:type="simple" xlink:href="http://content.hccfl.edu/pollock/unix/findcmd.htm">http://content.hccfl.edu/pollock/unix/findcmd.htm</text:a><text:line-break/>Find command tutorial 2 : <text:a xlink:type="simple" xlink:href="http://linux.about.com/od/commands/a/blcmdl1_findx.htm">http://linux.about.com/od/commands/a/blcmdl1_findx.htm</text:a><text:line-break/><text:line-break/><text:span text:style-name="T6">Questions</text:span></text:p>
      <text:p text:style-name="P6"/>
      <text:p text:style-name="P7">1. Why might you type touch filename? </text:p>
      <text:p text:style-name="P7">A. To move filename to the current directory </text:p>
      <text:p text:style-name="P7">B. <text:span text:style-name="T11">To ensure that filename’s timestamp holds the current time </text:span></text:p>
      <text:p text:style-name="P7">C. To convert filename from DOS-style to Unix-style end-of-line characters </text:p>
      <text:p text:style-name="P7">D. To test the validity of filename’s disk structures </text:p>
      <text:p text:style-name="P7">E. To write cached data relating to filename to the disk </text:p>
      <text:p text:style-name="P7"><text:line-break/>2. You want to discover the sizes of several dot files in a directory. Which of the following </text:p>
      <text:p text:style-name="P7">commands might you use to do this? </text:p>
      <text:p text:style-name="P7">A. <text:span text:style-name="T11">ls -la </text:span></text:p>
      <text:p text:style-name="P7">B. ls -p</text:p>
      <text:p text:style-name="P7">C. ls -R </text:p>
      <text:p text:style-name="P7">D. ls –d </text:p>
      <text:p text:style-name="P7">E. ls -F<text:line-break/><text:line-break/>3. You want to move a file from your hard disk to a USB flash drive. Which of the following </text:p>
      <text:p text:style-name="P7">is true? </text:p>
      <text:p text:style-name="P7">A. You’ll have to use the --preserve option to mv to keep ownership and permissions set </text:p>
      <text:p text:style-name="P7">correctly. </text:p>
      <text:p text:style-name="P7">B. <text:span text:style-name="T12">The mv command will adjust filesystem pointers without physically rewriting data if </text:span></text:p>
      <text:p text:style-name="P12"><text:s text:c="2"/>the flash drive uses the same filesystem type as the hard disk partition. </text:p>
      <text:p text:style-name="P7">C. You must use the same filesystem type on both media to preserve ownership and per- </text:p>
      <text:p text:style-name="P7"><text:s text:c="2"/>missions.</text:p>
      <text:p text:style-name="P7">D. <text:span text:style-name="T11">The mv command will delete the file on the hard disk after copying it to the flash drive. </text:span></text:p>
      <text:p text:style-name="P7">E. You must use the FAT filesystem on the USB flash drive; Linux-native filesystems won’t </text:p>
      <text:p text:style-name="P7"><text:s text:c="4"/>work on removable disks. </text:p>
      <text:p text:style-name="P7"/>
      <text:p text:style-name="P7"><text:soft-page-break/>4. You type mkdir one/two/three and receive an error message that reads, in part, No such </text:p>
      <text:p text:style-name="P7">file or directory. What can you do to overcome this problem? (Select two.) </text:p>
      <text:p text:style-name="P7">A. <text:span text:style-name="T11">Add the --parents parameter to the mkdir command. </text:span></text:p>
      <text:p text:style-name="P7">B. <text:span text:style-name="T11">Issue three separate mkdir commands: mkdir one, then mkdir one/two, and then </text:span></text:p>
      <text:p text:style-name="P11">mkdir one/two/three. </text:p>
      <text:p text:style-name="P7">C. Type touch /bin/mkdir to be sure the mkdir program file exists.</text:p>
      <text:p text:style-name="P7">D. Type rmdir one to clear away the interfering base of the desired new directory tree. </text:p>
      <text:p text:style-name="P7">E. Type mktree one/two/three instead of mkdir one/two/three. <text:line-break/><text:line-break/>5. Which of the following commands are commonly used to create archive files? (Select two.) </text:p>
      <text:p text:style-name="P7">A. restore </text:p>
      <text:p text:style-name="P7">B. vi </text:p>
      <text:p text:style-name="P7">C. tape </text:p>
      <text:p text:style-name="P7">D. <text:span text:style-name="T11">cpio</text:span> </text:p>
      <text:p text:style-name="P7">E.<text:span text:style-name="T11"> tar </text:span><text:line-break/><text:line-break/>6. You’ve received a tarball called data79.tar from a colleague, but you want to check the </text:p>
      <text:p text:style-name="P7">names of the files it contains before extracting them. Which of the following commands </text:p>
      <text:p text:style-name="P7">would you use to do this? </text:p>
      <text:p text:style-name="P7">A. tar uvf data79.tar </text:p>
      <text:p text:style-name="P7">B. <text:span text:style-name="T12">tar cvf data79.tar </text:span></text:p>
      <text:p text:style-name="P7">C. tar xvf data79.tar </text:p>
      <text:p text:style-name="P7">D .tar rvf data79.tar </text:p>
      <text:p text:style-name="P7">E. <text:span text:style-name="T13">tar tvf data79.tar</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7-28T12:05:45</meta:creation-date>
    <dc:date>2014-08-29T10:10:31</dc:date>
    <dc:creator>David </dc:creator>
    <meta:editing-duration>PT10H55M38S</meta:editing-duration>
    <meta:editing-cycles>313</meta:editing-cycles>
    <meta:generator>LibreOffice/3.5$Linux_X86_64 LibreOffice_project/350m1$Build-2</meta:generator>
    <meta:document-statistic meta:table-count="0" meta:image-count="0" meta:object-count="0" meta:page-count="7" meta:paragraph-count="123" meta:word-count="2058" meta:character-count="11770" meta:non-whitespace-character-count="9741"/>
  </office:meta>
</office:document-meta>
</file>